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5000000AD46BAAC43.png" manifest:media-type="image/png"/>
  <manifest:file-entry manifest:full-path="Pictures/10000000000003F3000002BCB149D569.png" manifest:media-type="image/png"/>
  <manifest:file-entry manifest:full-path="Pictures/1000000000000354000002658453A003.png" manifest:media-type="image/png"/>
  <manifest:file-entry manifest:full-path="Pictures/100000000000035600000266561ED2CA.png" manifest:media-type="image/png"/>
  <manifest:file-entry manifest:full-path="Pictures/10000000000003540000026506811018.png" manifest:media-type="image/png"/>
  <manifest:file-entry manifest:full-path="Pictures/100000000000033E0000027F7EB12695.png" manifest:media-type="image/png"/>
  <manifest:file-entry manifest:full-path="Pictures/100000000000033D0000027FB17D338C.png" manifest:media-type="image/png"/>
  <manifest:file-entry manifest:full-path="Pictures/100000000000035000000265865DF9FC.png" manifest:media-type="image/png"/>
  <manifest:file-entry manifest:full-path="Pictures/1000000000000354000002662DF19841.png" manifest:media-type="image/png"/>
  <manifest:file-entry manifest:full-path="Pictures/100000000000033C0000027E71430D18.png" manifest:media-type="image/png"/>
  <manifest:file-entry manifest:full-path="Pictures/100000000000033E0000027FE8FFAFF6.png" manifest:media-type="image/png"/>
  <manifest:file-entry manifest:full-path="Pictures/10000000000003400000027EEE368217.png" manifest:media-type="image/png"/>
  <manifest:file-entry manifest:full-path="Pictures/100000000000034100000281BE1C9985.png" manifest:media-type="image/png"/>
  <manifest:file-entry manifest:full-path="Pictures/100000000000035500000268ED6D7F55.png" manifest:media-type="image/png"/>
  <manifest:file-entry manifest:full-path="Pictures/1000000000000341000002801291E737.png" manifest:media-type="image/png"/>
  <manifest:file-entry manifest:full-path="Pictures/100000000000033F0000027E9770C706.png" manifest:media-type="image/png"/>
  <manifest:file-entry manifest:full-path="Pictures/10000000000003400000027DC33901C5.png" manifest:media-type="image/png"/>
  <manifest:file-entry manifest:full-path="Pictures/100000000000033E0000028028BDAF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57cm" svg:height="12.644cm" svg:x="1cm" svg:y="1.056cm">
          <draw:image xlink:href="Pictures/1000000000000341000002801291E737.png" xlink:type="simple" xlink:show="embed" xlink:actuate="onLoad">
            <text:p/>
          </draw:image>
        </draw:frame>
        <draw:frame draw:style-name="gr1" draw:text-style-name="P1" draw:layer="layout" svg:width="17.726cm" svg:height="13.64cm" svg:x="10.974cm" svg:y="6.36cm">
          <draw:image xlink:href="Pictures/100000000000034100000281BE1C998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1.294cm" svg:height="16.394cm" svg:x="4.268cm" svg:y="2.339cm">
          <draw:image xlink:href="Pictures/100000000000033E0000027FE8FFAFF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21.243cm" svg:height="16.368cm" svg:x="1cm" svg:y="1.142cm">
          <draw:image xlink:href="Pictures/100000000000033C0000027E71430D1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1.345cm" svg:height="16.342cm" svg:x="4.242cm" svg:y="2.365cm">
          <draw:image xlink:href="Pictures/10000000000003400000027DC33901C5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21.268cm" svg:height="16.394cm" svg:x="4.281cm" svg:y="2.339cm">
          <draw:image xlink:href="Pictures/100000000000033D0000027FB17D338C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17.78cm" svg:height="13.709cm" svg:x="1cm" svg:y="1cm">
          <draw:image xlink:href="Pictures/100000000000033E0000028028BDAF69.png" xlink:type="simple" xlink:show="embed" xlink:actuate="onLoad">
            <text:p/>
          </draw:image>
        </draw:frame>
        <draw:frame draw:style-name="gr1" draw:text-style-name="P1" draw:layer="layout" svg:width="20.05cm" svg:height="15.393cm" svg:x="8.62cm" svg:y="4.515cm">
          <draw:image xlink:href="Pictures/100000000000033F0000027E9770C706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15.63cm" svg:height="11.986cm" svg:x="1.245cm" svg:y="1.142cm">
          <draw:image xlink:href="Pictures/10000000000003400000027EEE368217.png" xlink:type="simple" xlink:show="embed" xlink:actuate="onLoad">
            <text:p/>
          </draw:image>
        </draw:frame>
        <draw:frame draw:style-name="gr1" draw:text-style-name="P1" draw:layer="layout" svg:width="20.08cm" svg:height="15.459cm" svg:x="8.62cm" svg:y="4.475cm">
          <draw:image xlink:href="Pictures/100000000000033E0000027F7EB1269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21.858cm" svg:height="15.726cm" svg:x="2.926cm" svg:y="2.16cm">
          <draw:image xlink:href="Pictures/10000000000003540000026506811018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1" draw:layer="layout" svg:width="21.858cm" svg:height="15.752cm" svg:x="2.926cm" svg:y="2.147cm">
          <draw:image xlink:href="Pictures/1000000000000354000002662DF1984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1.91cm" svg:height="15.752cm" svg:x="2.9cm" svg:y="2.147cm">
          <draw:image xlink:href="Pictures/100000000000035600000266561ED2CA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" draw:text-style-name="P1" draw:layer="layout" svg:width="21.884cm" svg:height="15.803cm" svg:x="2.913cm" svg:y="2.121cm">
          <draw:image xlink:href="Pictures/100000000000035500000268ED6D7F55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1.756cm" svg:height="15.726cm" svg:x="2.977cm" svg:y="2.16cm">
          <draw:image xlink:href="Pictures/100000000000035000000265865DF9FC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1.858cm" svg:height="15.726cm" svg:x="2.926cm" svg:y="2.16cm">
          <draw:image xlink:href="Pictures/1000000000000354000002658453A003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1.094cm" svg:height="14.605cm" svg:x="1.097cm" svg:y="1cm">
          <draw:image xlink:href="Pictures/10000000000003F3000002BCB149D569.png" xlink:type="simple" xlink:show="embed" xlink:actuate="onLoad">
            <text:p/>
          </draw:image>
        </draw:frame>
        <draw:frame draw:style-name="gr1" draw:text-style-name="P1" draw:layer="layout" svg:width="8.748cm" svg:height="4.438cm" svg:x="19.952cm" svg:y="15.562cm">
          <draw:image xlink:href="Pictures/1000000000000155000000AD46BAAC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1:55:48.782001000</meta:creation-date>
    <dc:date>2016-06-07T15:09:19.014530000</dc:date>
    <meta:editing-duration>PT28M39S</meta:editing-duration>
    <meta:editing-cycles>3</meta:editing-cycles>
    <meta:generator>LibreOffice/4.4.5.2$MacOSX_X86_64 LibreOffice_project/a22f674fd25a3b6f45bdebf25400ed2adff0ff99</meta:generator>
    <meta:document-statistic meta:object-count="18"/>
  </office:meta>
</office:document-meta>
</file>